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7000001CDBEB28A6392CF5EF2.png" manifest:media-type="image/png"/>
  <manifest:file-entry manifest:full-path="Pictures/10000201000004B80000025BE56664C8BC01E1A1.png" manifest:media-type="image/png"/>
  <manifest:file-entry manifest:full-path="Pictures/10000201000003B100000182CDB39DF3145CA638.png" manifest:media-type="image/png"/>
  <manifest:file-entry manifest:full-path="Pictures/100002010000040400000144B825C0BC160CF66D.png" manifest:media-type="image/png"/>
  <manifest:file-entry manifest:full-path="Pictures/10000201000004BD000001AB60AED4A1746F918E.png" manifest:media-type="image/png"/>
  <manifest:file-entry manifest:full-path="Pictures/10000201000004BF0000013E392268742654F6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2d4" officeooo:paragraph-rsid="0011e2d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RRY – HACKTHEBOX – WRITEUP</text:p>
      <text:p text:style-name="P1"/>
      <text:p text:style-name="P1"><draw:frame draw:style-name="fr2" draw:name="Image1" text:anchor-type="paragraph" svg:width="6.9252in" svg:height="3.3563in" draw:z-index="0"><draw:image xlink:href="Pictures/10000201000003B7000001CDBEB28A6392CF5EF2.png" xlink:type="simple" xlink:show="embed" xlink:actuate="onLoad" loext:mime-type="image/png"/></draw:frame></text:p>
      <text:p text:style-name="P1"/>
      <text:p text:style-name="P1"/>
      <text:p text:style-name="P1"><draw:frame draw:style-name="fr2" draw:name="Image2" text:anchor-type="paragraph" svg:width="6.9252in" svg:height="3.4563in" draw:z-index="1"><draw:image xlink:href="Pictures/10000201000004B80000025BE56664C8BC01E1A1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6.9252in" svg:height="2.1819in" draw:z-index="2"><draw:image xlink:href="Pictures/100002010000040400000144B825C0BC160CF66D.png" xlink:type="simple" xlink:show="embed" xlink:actuate="onLoad" loext:mime-type="image/png"/></draw:frame><text:soft-page-break/></text:p>
      <text:p text:style-name="P1"/>
      <text:p text:style-name="P1"><draw:frame draw:style-name="fr2" draw:name="Image4" text:anchor-type="paragraph" svg:width="6.9252in" svg:height="2.4374in" draw:z-index="3"><draw:image xlink:href="Pictures/10000201000004BD000001AB60AED4A1746F918E.png" xlink:type="simple" xlink:show="embed" xlink:actuate="onLoad" loext:mime-type="image/png"/></draw:frame></text:p>
      <text:p text:style-name="P1"/>
      <text:p text:style-name="P1"><draw:frame draw:style-name="fr2" draw:name="Image5" text:anchor-type="paragraph" svg:width="6.9252in" svg:height="1.8118in" draw:z-index="4"><draw:image xlink:href="Pictures/10000201000004BF0000013E392268742654F6FD.png" xlink:type="simple" xlink:show="embed" xlink:actuate="onLoad" loext:mime-type="image/png"/></draw:frame></text:p>
      <text:p text:style-name="P1"/>
      <text:p text:style-name="P1"><draw:frame draw:style-name="fr1" draw:name="Image6" text:anchor-type="paragraph" svg:width="6.9252in" svg:height="2.8283in" draw:z-index="5"><draw:image xlink:href="Pictures/10000201000003B100000182CDB39DF3145CA63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8T05:42:33.316000000</meta:creation-date>
    <dc:date>2019-11-18T05:44:56.059000000</dc:date>
    <meta:editing-duration>PT2M23S</meta:editing-duration>
    <meta:editing-cycles>1</meta:editing-cycles>
    <meta:document-statistic meta:table-count="0" meta:image-count="6" meta:object-count="0" meta:page-count="3" meta:paragraph-count="1" meta:word-count="3" meta:character-count="28" meta:non-whitespace-character-count="24"/>
    <meta:generator>LibreOffice/6.3.3.2$Windows_X86_64 LibreOffice_project/a64200df03143b798afd1ec74a12ab50359878ed</meta:generator>
  </office:meta>
</office:document-meta>
</file>